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Sales Analysis Report — Executive Summary</text:p>
      <text:p text:style-name="Standard"/>
      <text:p text:style-name="Standard">## Objective</text:p>
      <text:p text:style-name="Standard">This analysis evaluates monthly sales performance to identify seasonality patterns, growth trends, and performance differences across products, categories, and regions.</text:p>
      <text:p text:style-name="Standard"/>
      <text:p text:style-name="Standard">## Key Findings</text:p>
      <text:p text:style-name="Standard">- Sales demonstrate clear seasonality, with year-end months outperforming early-year periods.</text:p>
      <text:p text:style-name="Standard">- Revenue is concentrated among a small number of top products, indicating a strong Pareto effect.</text:p>
      <text:p text:style-name="Standard">- Certain regions and categories underperform relative to the overall average.</text:p>
      <text:p text:style-name="Standard">- Both MoM and YoY metrics indicate sustained positive growth over time.</text:p>
      <text:p text:style-name="Standard"/>
      <text:p text:style-name="Standard">## Business Implications</text:p>
      <text:p text:style-name="Standard">- Inventory and marketing strategies should align with seasonal demand patterns.</text:p>
      <text:p text:style-name="Standard">- Over-reliance on a limited number of products presents both opportunity and risk.</text:p>
      <text:p text:style-name="Standard">- Underperforming regions may require pricing or promotional adjustments.</text:p>
      <text:p text:style-name="Standard"/>
      <text:p text:style-name="Standard">## Recommendations</text:p>
      <text:p text:style-name="Standard">- Prioritize inventory availability and marketing spend for top-performing products.</text:p>
      <text:p text:style-name="Standard">- Conduct deeper analysis into low-performing regions before scaling investment.</text:p>
      <text:p text:style-name="Standard">- Plan promotional campaigns strategically around peak demand periods.</text:p>
      <text:p text:style-name="Standard"/>
      <text:p text:style-name="Standard">## Notes</text:p>
      <text:p text:style-name="Standard">Detailed methodology, code, and visualizations are available in the accompanying notebook and PDF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6T22:12:28.628609700</meta:creation-date>
    <dc:date>2026-01-26T22:12:44.757693800</dc:date>
    <meta:editing-duration>PT17S</meta:editing-duration>
    <meta:editing-cycles>1</meta:editing-cycles>
    <meta:document-statistic meta:table-count="0" meta:image-count="0" meta:object-count="0" meta:page-count="1" meta:paragraph-count="18" meta:word-count="164" meta:character-count="1204" meta:non-whitespace-character-count="1057"/>
    <meta:generator>LibreOffice/25.8.4.2$Windows_X86_64 LibreOffice_project/290daaa01b999472f0c7a3890eb6a550fd74c6df</meta:generator>
  </office:meta>
</office:document-meta>
</file>